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Cambria, 'Times New Roman', Times,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4.251cm" style:rel-column-width="16387*"/>
    </style:style>
    <style:style style:name="Table1.D" style:family="table-column">
      <style:table-column-properties style:column-width="4.251cm" style:rel-column-width="16388*"/>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5" style:family="table-row">
      <style:table-row-properties style:min-row-height="4.778cm"/>
    </style:style>
    <style:style style:name="P1" style:family="paragraph" style:parent-style-name="Heading_20_1">
      <style:paragraph-properties fo:margin-left="0cm" fo:margin-right="0cm" fo:margin-top="0cm" fo:margin-bottom="0cm" style:contextual-spacing="false" fo:line-height="140%" fo:orphans="2" fo:widows="2" fo:text-indent="0cm" style:auto-text-indent="false"/>
      <style:text-properties fo:font-variant="normal" fo:text-transform="none" fo:color="#212121" loext:opacity="100%" style:font-name="Agency FB" fo:font-size="8pt" fo:letter-spacing="normal" fo:font-style="normal" fo:font-weight="normal" officeooo:paragraph-rsid="001d31a0" style:font-size-asian="8pt" style:font-size-complex="8pt"/>
    </style:style>
    <style:style style:name="P2" style:family="paragraph" style:parent-style-name="Text_20_body">
      <style:paragraph-properties fo:margin-left="0cm" fo:margin-right="0cm" fo:margin-top="0cm" fo:margin-bottom="0cm" style:contextual-spacing="false" fo:line-height="140%" fo:orphans="2" fo:widows="2" fo:text-indent="0cm" style:auto-text-indent="false"/>
      <style:text-properties fo:font-variant="normal" fo:text-transform="none" fo:color="#212121" loext:opacity="100%" style:font-name="Agency FB" fo:font-size="8pt" fo:letter-spacing="normal" fo:font-style="normal" fo:font-weight="normal" officeooo:paragraph-rsid="001d31a0" style:font-size-asian="8pt" style:font-size-complex="8pt"/>
    </style:style>
    <style:style style:name="P3" style:family="paragraph" style:parent-style-name="Table_20_Contents">
      <style:paragraph-properties fo:margin-left="0cm" fo:margin-right="0cm" fo:orphans="2" fo:widows="2" fo:text-indent="0cm" style:auto-text-indent="false"/>
      <style:text-properties fo:font-variant="normal" fo:text-transform="none" fo:color="#212121" loext:opacity="100%" style:font-name="Agency FB" fo:font-size="8pt" fo:letter-spacing="normal" fo:font-style="normal" fo:font-weight="normal" officeooo:paragraph-rsid="001d31a0" style:font-size-asian="8pt" style:font-size-complex="8pt"/>
    </style:style>
    <style:style style:name="P4" style:family="paragraph" style:parent-style-name="Text_20_body">
      <style:paragraph-properties fo:margin-left="0cm" fo:margin-right="0cm" fo:margin-top="0cm" fo:margin-bottom="0cm" style:contextual-spacing="false" fo:line-height="140%" fo:orphans="2" fo:widows="2" fo:text-indent="0cm" style:auto-text-indent="false"/>
      <style:text-properties fo:font-variant="normal" fo:text-transform="none" fo:color="#212121" loext:opacity="100%" style:font-name="Agency FB" fo:font-size="8pt" fo:letter-spacing="normal" fo:font-style="normal" fo:font-weight="normal" officeooo:rsid="001c2855" officeooo:paragraph-rsid="001d31a0" style:font-size-asian="8pt" style:font-size-complex="8pt"/>
    </style:style>
    <style:style style:name="P5" style:family="paragraph" style:parent-style-name="Text_20_body">
      <style:paragraph-properties fo:margin-left="0cm" fo:margin-right="0cm" fo:margin-top="0cm" fo:margin-bottom="0cm" style:contextual-spacing="false" fo:line-height="140%" fo:orphans="2" fo:widows="2" fo:text-indent="0cm" style:auto-text-indent="false"/>
      <style:text-properties fo:font-variant="normal" fo:text-transform="none" fo:color="#212121" loext:opacity="100%" style:font-name="Merriweather" fo:font-size="8pt" fo:letter-spacing="normal" fo:font-style="normal" fo:font-weight="normal" officeooo:paragraph-rsid="001d31a0" style:font-size-asian="8pt" style:font-size-complex="8pt"/>
    </style:style>
    <style:style style:name="P6" style:family="paragraph" style:parent-style-name="Standard">
      <style:text-properties style:font-name="Agency FB" fo:font-size="8pt" officeooo:paragraph-rsid="001d31a0" style:font-size-asian="8pt" style:font-size-complex="8pt"/>
    </style:style>
    <style:style style:name="P7" style:family="paragraph" style:parent-style-name="Table_20_Contents">
      <style:text-properties style:font-name="Agency FB" fo:font-size="8pt" officeooo:rsid="001d31a0" officeooo:paragraph-rsid="001d31a0" style:font-size-asian="8pt" style:font-size-complex="8pt"/>
    </style:style>
    <style:style style:name="P8" style:family="paragraph" style:parent-style-name="Table_20_Contents">
      <style:paragraph-properties fo:margin-left="0cm" fo:margin-right="0cm" fo:orphans="2" fo:widows="2" fo:text-indent="0cm" style:auto-text-indent="false"/>
      <style:text-properties style:font-name="Agency FB" fo:font-size="8pt" officeooo:rsid="001b267c" officeooo:paragraph-rsid="001d31a0" style:font-size-asian="8pt" style:font-size-complex="8pt"/>
    </style:style>
    <style:style style:name="P9" style:family="paragraph" style:parent-style-name="Table_20_Contents">
      <style:paragraph-properties fo:margin-left="0cm" fo:margin-right="0cm" fo:orphans="2" fo:widows="2" fo:text-indent="0cm" style:auto-text-indent="false"/>
      <style:text-properties style:font-name="Agency FB" fo:font-size="8pt" officeooo:paragraph-rsid="001d31a0" style:font-size-asian="8pt" style:font-size-complex="8pt"/>
    </style:style>
    <style:style style:name="P10" style:family="paragraph" style:parent-style-name="Table_20_Contents">
      <style:paragraph-properties fo:margin-left="0cm" fo:margin-right="0cm" fo:orphans="2" fo:widows="2" fo:text-indent="0cm" style:auto-text-indent="false"/>
      <style:text-properties style:font-name="Agency FB" fo:font-size="8pt" officeooo:paragraph-rsid="001d5f23" style:font-size-asian="8pt" style:font-size-complex="8pt"/>
    </style:style>
    <style:style style:name="P11" style:family="paragraph" style:parent-style-name="Table_20_Contents">
      <style:text-properties style:font-name="Agency FB" fo:font-size="8pt" officeooo:rsid="001c2855" officeooo:paragraph-rsid="001d31a0" style:font-size-asian="8pt" style:font-size-complex="8pt"/>
    </style:style>
    <style:style style:name="P12" style:family="paragraph" style:parent-style-name="Table_20_Contents">
      <style:text-properties style:font-name="Agency FB" fo:font-size="8pt" officeooo:rsid="001d5f23" officeooo:paragraph-rsid="001d5f23" style:font-size-asian="8pt" style:font-size-complex="8pt"/>
    </style:style>
    <style:style style:name="P13" style:family="paragraph" style:parent-style-name="Text_20_body">
      <style:text-properties style:font-name="Agency FB" fo:font-size="8pt" officeooo:rsid="001d5f23" officeooo:paragraph-rsid="001d5f23" style:font-size-asian="8pt" style:font-size-complex="8pt"/>
    </style:style>
    <style:style style:name="P14" style:family="paragraph" style:parent-style-name="Text_20_body">
      <style:text-properties style:font-name="Agency FB" fo:font-size="8pt" style:font-size-asian="8pt" style:font-size-complex="8pt"/>
    </style:style>
    <style:style style:name="P15" style:family="paragraph" style:parent-style-name="Table_20_Contents">
      <style:text-properties officeooo:rsid="001d31a0" officeooo:paragraph-rsid="001d31a0"/>
    </style:style>
    <style:style style:name="P16" style:family="paragraph" style:parent-style-name="Table_20_Contents">
      <style:text-properties fo:font-size="8pt" officeooo:paragraph-rsid="001d31a0" style:font-size-asian="8pt" style:font-size-complex="8pt"/>
    </style:style>
    <style:style style:name="P17" style:family="paragraph" style:parent-style-name="Table_20_Contents">
      <style:text-properties fo:color="#000000" loext:opacity="100%" style:font-name="Agency FB" fo:font-size="8pt" officeooo:paragraph-rsid="001d31a0" style:font-size-asian="8pt" style:font-size-complex="8pt"/>
    </style:style>
    <style:style style:name="P18" style:family="paragraph" style:parent-style-name="Heading_20_1" style:list-style-name="L1">
      <style:paragraph-properties fo:margin-top="0cm" fo:margin-bottom="0cm" style:contextual-spacing="false" fo:line-height="140%" fo:orphans="2" fo:widows="2"/>
      <style:text-properties fo:font-variant="normal" fo:text-transform="none" fo:color="#212121" loext:opacity="100%" style:font-name="Agency FB" fo:font-size="8pt" fo:letter-spacing="normal" fo:font-style="normal" fo:font-weight="normal" style:font-size-asian="8pt" style:font-size-complex="8pt"/>
    </style:style>
    <style:style style:name="P19" style:family="paragraph" style:parent-style-name="Table_20_Contents" style:list-style-name="L1">
      <style:paragraph-properties fo:orphans="2" fo:widows="2"/>
      <style:text-properties style:font-name="Agency FB" fo:font-size="8pt" officeooo:rsid="001b267c" officeooo:paragraph-rsid="001d31a0" style:font-size-asian="8pt" style:font-size-complex="8pt"/>
    </style:style>
    <style:style style:name="P20" style:family="paragraph" style:parent-style-name="Table_20_Contents" style:list-style-name="L2">
      <style:text-properties style:font-name="Agency FB" fo:font-size="8pt" officeooo:rsid="001c2855" officeooo:paragraph-rsid="001d31a0" style:font-size-asian="8pt" style:font-size-complex="8pt"/>
    </style:style>
    <style:style style:name="P21" style:family="paragraph" style:parent-style-name="Table_20_Contents" style:list-style-name="L3">
      <style:text-properties style:font-name="Agency FB" fo:font-size="8pt" officeooo:rsid="001c2855" officeooo:paragraph-rsid="001d31a0" style:font-size-asian="8pt" style:font-size-complex="8pt"/>
    </style:style>
    <style:style style:name="P22" style:family="paragraph" style:parent-style-name="Table_20_Contents" style:list-style-name="L3">
      <style:text-properties style:font-name="Agency FB" fo:font-size="8pt" officeooo:paragraph-rsid="001d31a0" style:font-size-asian="8pt" style:font-size-complex="8pt"/>
    </style:style>
    <style:style style:name="P23" style:family="paragraph" style:parent-style-name="Table_20_Contents" style:list-style-name="L1">
      <style:paragraph-properties fo:orphans="2" fo:widows="2"/>
      <style:text-properties fo:font-variant="normal" fo:text-transform="none" fo:color="#212121" loext:opacity="100%" style:font-name="Agency FB" fo:font-size="8pt" fo:letter-spacing="normal" fo:font-style="normal" fo:font-weight="normal" officeooo:rsid="001a0ae1" officeooo:paragraph-rsid="001d31a0" style:font-size-asian="8pt" style:font-size-complex="8pt"/>
    </style:style>
    <style:style style:name="P24" style:family="paragraph" style:parent-style-name="Table_20_Contents" style:list-style-name="L1">
      <style:paragraph-properties fo:orphans="2" fo:widows="2"/>
      <style:text-properties fo:font-variant="normal" fo:text-transform="none" fo:color="#212121" loext:opacity="100%" style:font-name="Agency FB" fo:font-size="8pt" fo:letter-spacing="normal" fo:font-style="normal" fo:font-weight="normal" officeooo:paragraph-rsid="001d31a0" style:font-size-asian="8pt" style:font-size-complex="8pt"/>
    </style:style>
    <style:style style:name="P25" style:family="paragraph" style:parent-style-name="Table_20_Contents">
      <style:paragraph-properties fo:margin-left="0cm" fo:margin-right="0cm" fo:orphans="2" fo:widows="2" fo:text-indent="0cm" style:auto-text-indent="false"/>
      <style:text-properties fo:font-variant="normal" fo:text-transform="none" fo:color="#212121" loext:opacity="100%" style:font-name="Agency FB" fo:font-size="8pt" fo:letter-spacing="normal" fo:font-style="normal" fo:font-weight="normal" officeooo:rsid="001d31a0" officeooo:paragraph-rsid="001d31a0" style:font-size-asian="8pt" style:font-size-complex="8pt"/>
    </style:style>
    <style:style style:name="P26" style:family="paragraph" style:parent-style-name="Table_20_Contents" style:list-style-name="L3">
      <style:text-properties fo:font-variant="normal" fo:text-transform="none" fo:color="#212121" loext:opacity="100%" style:font-name="Agency FB" fo:font-size="8pt" fo:letter-spacing="normal" fo:font-style="normal" fo:font-weight="normal" officeooo:rsid="001c2855" officeooo:paragraph-rsid="001d31a0" style:font-size-asian="8pt" style:font-size-complex="8pt"/>
    </style:style>
    <style:style style:name="P27" style:family="paragraph" style:parent-style-name="Table_20_Contents" style:list-style-name="L3">
      <style:text-properties fo:font-variant="normal" fo:text-transform="none" fo:color="#212121" loext:opacity="100%" style:font-name="Agency FB" fo:font-size="8pt" fo:letter-spacing="normal" fo:font-style="normal" fo:font-weight="normal" officeooo:rsid="001d5f23" officeooo:paragraph-rsid="001d5f23" style:font-size-asian="8pt" style:font-size-complex="8pt"/>
    </style:style>
    <style:style style:name="P28" style:family="paragraph" style:parent-style-name="Text_20_body">
      <style:text-properties fo:font-variant="normal" fo:text-transform="none" fo:color="#212121" loext:opacity="100%" style:font-name="Agency FB" fo:font-size="8pt" fo:letter-spacing="normal" fo:font-style="normal" style:text-underline-style="none" fo:font-weight="normal" fo:background-color="#ffffff" style:font-size-asian="8pt" style:font-size-complex="8pt" loext:padding="0cm" loext:border="none"/>
    </style:style>
    <style:style style:name="P29" style:family="paragraph" style:parent-style-name="Text_20_body" style:list-style-name="L4">
      <style:text-properties style:font-name="Agency FB" fo:font-size="8pt" officeooo:paragraph-rsid="001d5f23" style:font-size-asian="8pt" style:font-size-complex="8pt"/>
    </style:style>
    <style:style style:name="P30" style:family="paragraph" style:parent-style-name="Text_20_body">
      <style:text-properties style:font-name="Agency FB" fo:font-size="8pt" fo:font-weight="normal" style:font-size-asian="8pt" style:font-weight-asian="normal" style:font-size-complex="8pt" style:font-weight-complex="normal"/>
    </style:style>
    <style:style style:name="T1" style:family="text">
      <style:text-properties fo:font-variant="normal" fo:text-transform="none" fo:color="#5b616b" loext:opacity="100%" style:text-line-through-style="none" style:text-line-through-type="none" style:font-name="Agency FB" fo:letter-spacing="normal" fo:font-style="normal" style:text-underline-style="none" fo:font-weight="normal" style:text-blinking="false" fo:background-color="#ffffff" loext:char-shading-value="0" loext:padding="0cm" loext:border="none"/>
    </style:style>
    <style:style style:name="T2" style:family="text">
      <style:text-properties fo:font-variant="normal" fo:text-transform="none" fo:color="#205493" loext:opacity="100%" style:text-line-through-style="none" style:text-line-through-type="none" style:font-name="Agency FB" fo:letter-spacing="normal" fo:font-style="normal" style:text-underline-style="none" fo:font-weight="normal" style:text-blinking="false" fo:background-color="#ffffff" loext:char-shading-value="0" loext:padding="0cm" loext:border="none"/>
    </style:style>
    <style:style style:name="T3" style:family="text">
      <style:text-properties fo:font-variant="normal" fo:text-transform="none" fo:color="#000080" loext:opacity="100%" style:text-line-through-style="none" style:text-line-through-type="none" style:font-name="Agency FB" fo:letter-spacing="normal" fo:font-style="normal" style:text-underline-style="solid" style:text-underline-width="auto" style:text-underline-color="font-color" fo:font-weight="normal" style:text-blinking="false" fo:background-color="#ffffff" loext:char-shading-value="0" loext:padding="0cm" loext:border="none"/>
    </style:style>
    <style:style style:name="T4" style:family="text">
      <style:text-properties fo:font-variant="normal" fo:text-transform="none" fo:color="#212121" loext:opacity="100%" fo:letter-spacing="normal" fo:font-style="normal" fo:font-weight="normal"/>
    </style:style>
    <style:style style:name="T5" style:family="text">
      <style:text-properties fo:font-variant="normal" fo:text-transform="none" fo:color="#212121" loext:opacity="100%" fo:letter-spacing="normal" fo:font-style="normal" fo:font-weight="normal" officeooo:rsid="001a0ae1"/>
    </style:style>
    <style:style style:name="T6" style:family="text">
      <style:text-properties fo:font-variant="normal" fo:text-transform="none" fo:color="#212121" loext:opacity="100%" fo:letter-spacing="normal" fo:font-style="normal" fo:font-weight="normal" officeooo:rsid="001c2855"/>
    </style:style>
    <style:style style:name="T7" style:family="text">
      <style:text-properties fo:font-variant="normal" fo:text-transform="none" fo:color="#212121" loext:opacity="100%" fo:letter-spacing="normal" fo:font-style="normal" fo:font-weight="normal" officeooo:rsid="001d5f23"/>
    </style:style>
    <style:style style:name="T8" style:family="text">
      <style:text-properties fo:font-variant="normal" fo:text-transform="none" fo:color="#212121" loext:opacity="100%" fo:letter-spacing="normal" fo:font-style="normal" style:text-underline-style="none" fo:font-weight="normal" fo:background-color="#ffffff" loext:char-shading-value="0" loext:padding="0cm" loext:border="none"/>
    </style:style>
    <style:style style:name="T9" style:family="text">
      <style:text-properties fo:font-variant="normal" fo:text-transform="none" fo:color="#212121" loext:opacity="100%" fo:letter-spacing="normal" fo:font-style="normal" style:text-underline-style="none" fo:font-weight="normal" officeooo:rsid="001d5f23" fo:background-color="#ffffff" loext:char-shading-value="0" loext:padding="0cm" loext:border="none"/>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color="#000000" loext:opacity="100%" fo:letter-spacing="normal" fo:font-style="normal" style:text-underline-style="none" fo:font-weight="normal" officeooo:rsid="001d5f23" fo:background-color="#ffffff" loext:char-shading-value="0" loext:padding="0cm" loext:border="none"/>
    </style:style>
    <style:style style:name="T12" style:family="text">
      <style:text-properties fo:font-variant="normal" fo:text-transform="none" fo:color="#000000" loext:opacity="100%" fo:letter-spacing="normal" fo:font-style="normal" style:text-underline-style="none" fo:font-weight="normal" fo:background-color="#ffffff" loext:char-shading-value="0" loext:padding="0cm" loext:border="none"/>
    </style:style>
    <style:style style:name="T13" style:family="text">
      <style:text-properties fo:font-variant="normal" fo:text-transform="none" fo:color="#1e1d40" loext:opacity="100%" fo:letter-spacing="normal" fo:font-style="normal"/>
    </style:style>
    <style:style style:name="T14" style:family="text">
      <style:text-properties fo:font-variant="normal" fo:text-transform="none" fo:color="#1e1d40" loext:opacity="100%" fo:letter-spacing="normal" fo:font-style="normal" fo:font-weight="bold"/>
    </style:style>
    <style:style style:name="T15" style:family="text">
      <style:text-properties fo:font-variant="normal" fo:text-transform="none" fo:color="#1e1d40" loext:opacity="100%" fo:letter-spacing="normal" fo:font-style="normal" fo:font-weight="normal"/>
    </style:style>
    <style:style style:name="T16" style:family="text">
      <style:text-properties fo:font-variant="normal" fo:text-transform="none" fo:color="#1e1d40" loext:opacity="100%" fo:letter-spacing="normal" fo:font-style="normal" fo:font-weight="normal" officeooo:rsid="001d5f23"/>
    </style:style>
    <style:style style:name="T17" style:family="text">
      <style:text-properties officeooo:rsid="001a0ae1"/>
    </style:style>
    <style:style style:name="T18" style:family="text">
      <style:text-properties officeooo:rsid="001c2855"/>
    </style:style>
    <style:style style:name="T19" style:family="text">
      <style:text-properties style:font-name="Agency FB"/>
    </style:style>
    <style:style style:name="T20" style:family="text">
      <style:text-properties style:font-name="Agency FB" officeooo:rsid="001a0ae1"/>
    </style:style>
    <style:style style:name="T21" style:family="text">
      <style:text-properties style:font-name="Agency FB" fo:font-size="8pt" style:font-size-asian="8pt" style:font-size-complex="8pt"/>
    </style:style>
    <style:style style:name="T22" style:family="text">
      <style:text-properties style:font-name="Agency FB" fo:font-size="8pt" officeooo:rsid="001c2855" style:font-size-asian="8pt" style:font-size-complex="8pt"/>
    </style:style>
    <style:style style:name="T23" style:family="text">
      <style:text-properties officeooo:rsid="001d5f2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15">Author and title </text:p>
          </table:table-cell>
          <table:table-cell table:style-name="Table1.A1" office:value-type="string">
            <text:p text:style-name="P15">Who, What, when where, why</text:p>
          </table:table-cell>
          <table:table-cell table:style-name="Table1.A1" office:value-type="string">
            <text:p text:style-name="P15">Findings </text:p>
          </table:table-cell>
          <table:table-cell table:style-name="Table1.D1" office:value-type="string">
            <text:p text:style-name="P15">How it relates to our work?</text:p>
          </table:table-cell>
        </table:table-row>
        <table:table-row>
          <table:table-cell table:style-name="Table1.A2" office:value-type="string">
            <text:h text:style-name="P1" text:outline-level="1">Screen time and physical activity in children and adolescents aged 10-15 years</text:h>
            <text:p text:style-name="P16"><text:a xlink:type="simple" xlink:href="https://pubmed.ncbi.nlm.nih.gov/34242329/" text:style-name="Internet_20_link" text:visited-style-name="Visited_20_Internet_20_Link"><text:span text:style-name="T19">https://pubmed.ncbi.nlm.nih.gov/34242329/</text:span></text:a></text:p>
            <text:p text:style-name="P16"><text:span text:style-name="T2"><text:s/></text:span><text:a xlink:type="simple" xlink:href="https://pubmed.ncbi.nlm.nih.gov/?term=Dahlgren+A&amp;cauthor_id=34242329" text:style-name="Internet_20_link" text:visited-style-name="Visited_20_Internet_20_Link"><text:span text:style-name="T3">Dahlgren</text:span></text:a><text:span text:style-name="T1">.</text:span><text:span text:style-name="T20">A</text:span></text:p>
            <text:p text:style-name="P17"><text:span text:style-name="T10">2021 Jul</text:span> </text:p>
          </table:table-cell>
          <table:table-cell table:style-name="Table1.A2" office:value-type="string">
            <text:list text:style-name="L1">
              <text:list-item>
                <text:h text:style-name="P18" text:outline-level="1">121 <text:span text:style-name="T17">c</text:span>hildren and adolescents aged 10-15 years</text:h>
              </text:list-item>
              <text:list-item>
                <text:p text:style-name="P19">Seven consecutive days <text:span text:style-name="T18">with 10-15 year old</text:span> in April 2<text:span text:style-name="T18">019</text:span></text:p>
              </text:list-item>
              <text:list-item>
                <text:p text:style-name="P23">Karolinska Institutet.</text:p>
              </text:list-item>
              <text:list-item>
                <text:p text:style-name="P24">Involved 2 schools in Stockholm County, Sweden. </text:p>
              </text:list-item>
            </text:list>
            <text:p text:style-name="P8"/>
            <text:p text:style-name="P6"/>
          </table:table-cell>
          <table:table-cell table:style-name="Table1.A2" office:value-type="string">
            <text:p text:style-name="P9"><text:span text:style-name="T5">F</text:span><text:span text:style-name="T4">ound no association between smartphone screen time and physical activity.</text:span> </text:p>
            <text:p text:style-name="P9"/>
            <text:p text:style-name="P3">However, girls aged 14-15 years, had more smartphone screen time and were significantly more physically active than girls aged 10-12 years. </text:p>
            <text:p text:style-name="P3"/>
            <text:p text:style-name="P9"><text:span text:style-name="T4">Boys reported more than five times more time spent on computer and video games than girls did.</text:span> </text:p>
          </table:table-cell>
          <table:table-cell table:style-name="Table1.D2" office:value-type="string">
            <text:p text:style-name="P25">Shows how the issue of screen time and usage is associated with adolescence, particularly in the age bracket of 14-18 year old as an increased screen time was observed in this study</text:p>
          </table:table-cell>
        </table:table-row>
        <table:table-row>
          <table:table-cell table:style-name="Table1.A2" office:value-type="string">
            <text:p text:style-name="P14"><text:span text:style-name="T18">S</text:span>creen Time for Children and Adolescents During the Coronavirus Disease 2019 Pandemic</text:p>
            <text:p text:style-name="Text_20_body"><text:a xlink:type="simple" xlink:href="https://www.ncbi.nlm.nih.gov/pmc/articles/PMC7283714/Nagata.J.M" text:style-name="Internet_20_link" text:visited-style-name="Visited_20_Internet_20_Link"><text:span text:style-name="T21">https://www.ncbi.nlm.nih.gov/pmc/articles/PMC7283714/</text:span><text:span text:style-name="T22">Nagata.J.M</text:span></text:a></text:p>
            <text:p text:style-name="P14">September 2020</text:p>
          </table:table-cell>
          <table:table-cell table:style-name="Table1.A2" office:value-type="string">
            <text:list text:style-name="L2">
              <text:list-item>
                <text:p text:style-name="P20">Children and adolescents</text:p>
              </text:list-item>
              <text:list-item>
                <text:p text:style-name="P20">During 2019 COVID pandemic lockdown </text:p>
              </text:list-item>
              <text:list-item>
                <text:p text:style-name="P20">Trends in screen time for children and adolescents during the pandemic </text:p>
              </text:list-item>
              <text:list-item>
                <text:p text:style-name="P20">Online</text:p>
              </text:list-item>
            </text:list>
          </table:table-cell>
          <table:table-cell table:style-name="Table1.A2" office:value-type="string">
            <text:p text:style-name="P11">Excessive screen time is associated with cardiovascular risk factors such as high blood pressure, insulin resistance and obesity</text:p>
          </table:table-cell>
          <table:table-cell table:style-name="Table1.D2" office:value-type="string">
            <text:p text:style-name="P7">Shows the need to reduce screentime in order to improve teenagers overall health. This relates to making secondary school students feel less tired as leading a healthier life will improve mood and productivity and reduce fatigue due to better quality of sleep</text:p>
          </table:table-cell>
        </table:table-row>
        <table:table-row>
          <table:table-cell table:style-name="Table1.A2" office:value-type="string">
            <text:h text:style-name="P1" text:outline-level="1">Night-time screen-based media device use and adolescents' sleep and health-related quality of life</text:h>
            <text:p text:style-name="P2"/>
            <text:p text:style-name="P5"><text:a xlink:type="simple" xlink:href="https://pubmed.ncbi.nlm.nih.gov/30640131/" text:style-name="Internet_20_link" text:visited-style-name="Visited_20_Internet_20_Link"><text:span text:style-name="T19">https://pubmed.ncbi.nlm.nih.gov/30640131/</text:span></text:a></text:p>
            <text:p text:style-name="P2"/>
            <text:p text:style-name="P4">Barker M.M</text:p>
            <text:p text:style-name="P4">March 2019</text:p>
            <text:p text:style-name="P16"/>
          </table:table-cell>
          <table:table-cell table:style-name="Table1.A2" office:value-type="string">
            <text:list text:style-name="L3">
              <text:list-item>
                <text:p text:style-name="P21">Adolescents (11-12YO)</text:p>
              </text:list-item>
              <text:list-item>
                <text:p text:style-name="P26">6616 adolescents from 39 schools </text:p>
              </text:list-item>
              <text:list-item>
                <text:p text:style-name="P22"><text:span text:style-name="T4">participating in the Study of Cognition Adolescents and Mobile Phone (SCAMP</text:span><text:span text:style-name="T6">)</text:span></text:p>
              </text:list-item>
              <text:list-item>
                <text:p text:style-name="P26">London, United Kingdom </text:p>
              </text:list-item>
              <text:list-item>
                <text:p text:style-name="P26">Association between night time screen based media and issues with sleep and help</text:p>
              </text:list-item>
              <text:list-item>
                <text:p text:style-name="P27">Collecting Data by asking if they use devices before bed and the purpose of that use and investigated their sleep quality and lifestyle habits </text:p>
              </text:list-item>
            </text:list>
          </table:table-cell>
          <table:table-cell table:style-name="Table1.A2" office:value-type="string">
            <text:p text:style-name="P11">Found an association between night time screen based usage and poor sleep outcomes and poor health and quality of life over a prolonged period. </text:p>
            <text:p text:style-name="P11"/>
            <text:p text:style-name="P11"><text:span text:style-name="T4">Stronger correlation when SBMD used occurred in a dark room versus a lit room.</text:span> </text:p>
            <text:p text:style-name="P11"/>
            <text:p text:style-name="P12">More than 71.5% user a device before bed. </text:p>
            <text:p text:style-name="P12"/>
            <text:p text:style-name="P12">1/3 use phone at night time </text:p>
            <text:p text:style-name="P12"/>
            <text:p text:style-name="P12">Night time screen usage associated with day time fatigue </text:p>
            <text:p text:style-name="P12"/>
          </table:table-cell>
          <table:table-cell table:style-name="Table1.D2" office:value-type="string">
            <text:p text:style-name="P7">Highlights impact screen time can have on the quality <text:span text:style-name="T23">o</text:span>f sleep and the contrast that effect has on a person based on whether they are in a dark or well lit room. </text:p>
            <text:p text:style-name="P7"/>
            <text:p text:style-name="P7">Shows the need to reduce screen time in secondary school students to improve sleep and encourage more consistent bedtimes </text:p>
            <text:p text:style-name="P7"/>
            <text:p text:style-name="P12">Shows how we can help secondary students feel less tired </text:p>
            <text:p text:style-name="P15"/>
            <text:p text:style-name="P15"/>
          </table:table-cell>
        </table:table-row>
        <table:table-row table:style-name="Table1.5">
          <table:table-cell table:style-name="Table1.A2" office:value-type="string">
            <text:p text:style-name="P14">Insufficient Sleep Duration Is Associated With Dietary Habits, Screen Time, and Obesity in Children</text:p>
            <text:p text:style-name="P14"><text:span text:style-name="T11">T</text:span><text:span text:style-name="T12">ambalis</text:span><text:span text:style-name="T8">.</text:span><text:span text:style-name="T9">K.D</text:span></text:p>
            <text:p text:style-name="P14"><text:span text:style-name="T9">1</text:span><text:span text:style-name="T8">5 October 2018</text:span></text:p>
            <text:p text:style-name="P28">https://www.ncbi.nlm.nih.gov/pmc/articles/PMC6175799/</text:p>
          </table:table-cell>
          <table:table-cell table:style-name="Table1.A2" office:value-type="string">
            <text:list text:style-name="L4">
              <text:list-item>
                <text:p text:style-name="P29"><text:span text:style-name="T4">To examine sleep duration and the association between insufficient sleep duration and life- style factors in a representative sample of Greek children and adolescents.</text:span> </text:p>
              </text:list-item>
              <text:list-item>
                <text:p text:style-name="P29"><text:span text:style-name="T7">People </text:span><text:span text:style-name="T4">aged 8 to 17 years</text:span> </text:p>
              </text:list-item>
              <text:list-item>
                <text:p text:style-name="P29">Greece</text:p>
              </text:list-item>
            </text:list>
          </table:table-cell>
          <table:table-cell table:style-name="Table1.A2" office:value-type="string">
            <text:p text:style-name="P14"><text:span text:style-name="T4">A greater proportion of males than females and of children compared with adolescents reported insufficient sleep duration. Insufficient sleep duration was associated with unhealthy dietary habits such as skipping breakfast, fast-food consumption, and consuming sweets regularly. Insufficient sleep duration was found to be associated with insufficient dietary habits, increased screen time, and being overweight/obese, after adjusting for several covariates.</text:span> </text:p>
          </table:table-cell>
          <table:table-cell table:style-name="Table1.D2" office:value-type="string">
            <text:p text:style-name="P13">Shows how screen time can lead to an insufficient sleep duration in children which ultimately is causing the level of tiredness in school age children everyday.</text:p>
            <text:p text:style-name="P13">Shows the importance in creating a tool that reduces screen time and promotes productivity, sport, exercise and encourages people to participate in activities with their friends </text:p>
          </table:table-cell>
        </table:table-row>
        <table:table-row>
          <table:table-cell table:style-name="Table1.A2" office:value-type="string">
            <text:p text:style-name="P30"><text:span text:style-name="T13">Digital dementia in the internet generation: excessive screen time during brain development will increase the risk of Alzheimer's disease and related dementias in adulthood</text:span> </text:p>
            <text:p text:style-name="P14">Manwell L.A</text:p>
            <text:p text:style-name="P14">July 2021</text:p>
            <text:p text:style-name="P14"/>
            <text:p text:style-name="P14">https://www.imrpress.com/journal/JIN/21/1/10.31083/j.jin2101028/htm</text:p>
          </table:table-cell>
          <table:table-cell table:style-name="Table1.A2" office:value-type="string">
            <text:p text:style-name="Table_20_Contents"/>
          </table:table-cell>
          <table:table-cell table:style-name="Table1.A2" office:value-type="string">
            <text:p text:style-name="P10"><text:span text:style-name="T16">E</text:span><text:span text:style-name="T15">vidence demonstrates that chronic sensory stimulation affects brain development increasing the risk of cognitive, emotional, and behavioural disorders in adolescents and young adults.</text:span></text:p>
            <text:p text:style-name="P10"><text:span text:style-name="T15">Emerging evidence suggests that some of these effects are similar to those seen in adults with symptoms of mild cognitive impairment (MCI) in the early stages of dementia, including impaired concentration, orientation, acquisition of recent memories, recall of past memories, social functioning, and self-care.</text:span> </text:p>
          </table:table-cell>
          <table:table-cell table:style-name="Table1.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Georgia, Cambria, 'Times New Roman', Times, serif"/>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margin-left="0cm" fo:margin-right="0cm" fo:orphans="2" fo:widows="2" fo:text-indent="0cm" style:auto-text-indent="false" text:number-lines="false" text:line-number="0"/>
      <style:text-properties officeooo:rsid="001d5f23"/>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8T12:13:08.017000000</meta:creation-date>
    <dc:date>2023-08-08T12:55:54.630000000</dc:date>
    <meta:editing-duration>PT42M30S</meta:editing-duration>
    <meta:editing-cycles>3</meta:editing-cycles>
    <meta:generator>LibreOffice/7.5.5.2$Windows_X86_64 LibreOffice_project/ca8fe7424262805f223b9a2334bc7181abbcbf5e</meta:generator>
    <meta:document-statistic meta:table-count="1" meta:image-count="0" meta:object-count="0" meta:page-count="1" meta:paragraph-count="59" meta:word-count="704" meta:character-count="4740" meta:non-whitespace-character-count="4085"/>
  </office:meta>
</office:document-meta>
</file>